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98" style:family="table-cell" style:parent-style-name="Comma" style:data-style-name="N3">
      <style:table-cell-properties fo:border-bottom="none" fo:background-color="#ffffff" fo:border-left="none" fo:border-right="none" fo:border-top="1.05pt double #000000" style:border-line-width-top="0.012cm 0.012cm 0.012cm" style:vertical-align="automatic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06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1.05pt double #000000" style:border-line-width-top="0.012cm 0.012cm 0.012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Comma" style:data-style-name="N3">
      <style:table-cell-properties fo:border-bottom="none" fo:background-color="#ffffff" fo:border-left="0.06pt solid #000000" fo:border-right="0.06pt solid #000000" fo:border-top="1.05pt double #000000" style:border-line-width-top="0.012cm 0.012cm 0.012cm" style:vertical-align="automatic"/>
    </style:style>
    <style:style style:name="ce124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1.05pt double #000000" style:border-line-width-top="0.012cm 0.012cm 0.012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41" style:family="table-cell" style:parent-style-name="Default" style:data-style-name="N24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248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249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7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0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301" calcext:value-type="float" table:number-columns-spanned="2" table:number-rows-spanned="1">
            <text:p>5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Activos por impuesto corriente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Análisis variaciones de grupo contable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3"/>
          <table:covered-table-cell table:style-name="ce143"/>
          <table:covered-table-cell table:number-columns-repeated="2" table:style-name="ce2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136"/>
          <table:table-cell table:style-name="ce19"/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" calcext:value-type="string">
            <text:p><text:s/>1.1.5 </text:p>
          </table:table-cell>
          <table:table-cell table:style-name="ce81" office:value-type="string" office:string-value="Activo por impuesto corrientes" calcext:value-type="string">
            <text:p><text:s/>Activo por impuesto corrientes </text:p>
          </table:table-cell>
          <table:table-cell table:style-name="ce26"/>
          <table:table-cell table:style-name="ce102"/>
          <table:table-cell table:style-name="ce114"/>
          <table:table-cell table:style-name="ce103"/>
          <table:table-cell table:style-name="ce122"/>
          <table:table-cell table:style-name="ce141" office:value-type="string" office:string-value="1.1.5" calcext:value-type="string">
            <text:p>1.1.5 </text:p>
          </table:table-cell>
          <table:table-cell table:style-name="ce156" office:value-type="string" calcext:value-type="string">
            <text:p>Activo por impuesto corrientes</text:p>
          </table:table-cell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1.1" calcext:value-type="string">
            <text:p><text:s/>1.1.5.1.1 </text:p>
          </table:table-cell>
          <table:table-cell table:style-name="ce31" office:value-type="string" office:string-value="IVA sobre compras" calcext:value-type="string">
            <text:p><text:s/>IVA sobre compras 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1]+[.E11]-[.F11]" office:value-type="float" office:value="0" calcext:value-type="float">
            <text:p>0</text:p>
          </table:table-cell>
          <table:table-cell table:style-name="ce147" office:value-type="string" calcext:value-type="string">
            <text:p>1.1.5.1.1</text:p>
          </table:table-cell>
          <table:table-cell table:style-name="ce157" office:value-type="string" calcext:value-type="string">
            <text:p>IVA sobre compras</text:p>
          </table:table-cell>
          <table:table-cell table:style-name="ce138" office:value-type="float" office:value="112107" calcext:value-type="float">
            <text:p>112,107</text:p>
          </table:table-cell>
          <table:table-cell table:style-name="ce144" table:formula="of:=+[.G11]-[.J11]" office:value-type="float" office:value="-112107" calcext:value-type="float">
            <text:p>-112,10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26"/>
          <table:table-cell table:style-name="ce102"/>
          <table:table-cell table:style-name="ce114"/>
          <table:table-cell table:style-name="ce103"/>
          <table:table-cell table:style-name="ce122" table:formula="of:=[.D12]+[.E12]-[.F12]" office:value-type="float" office:value="0" calcext:value-type="float">
            <text:p>0</text:p>
          </table:table-cell>
          <table:table-cell table:style-name="ce148"/>
          <table:table-cell table:style-name="ce157"/>
          <table:table-cell table:style-name="ce138"/>
          <table:table-cell table:style-name="ce144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2.3" calcext:value-type="string">
            <text:p><text:s/>1.1.5.2.3 </text:p>
          </table:table-cell>
          <table:table-cell table:style-name="ce31" office:value-type="string" office:string-value="100% Retencion IVA" calcext:value-type="string">
            <text:p><text:s/>100% Retencion IVA 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3]+[.E13]-[.F13]" office:value-type="float" office:value="0" calcext:value-type="float">
            <text:p>0</text:p>
          </table:table-cell>
          <table:table-cell table:style-name="ce148" office:value-type="string" calcext:value-type="string">
            <text:p>1.1.5.2.3</text:p>
          </table:table-cell>
          <table:table-cell table:style-name="ce157" office:value-type="string" calcext:value-type="string">
            <text:p>100% Retencion IVA</text:p>
          </table:table-cell>
          <table:table-cell table:style-name="ce138" office:value-type="float" office:value="0" calcext:value-type="float">
            <text:p>0</text:p>
          </table:table-cell>
          <table:table-cell table:style-name="ce144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2.2" calcext:value-type="string">
            <text:p><text:s/>1.1.5.2.2 </text:p>
          </table:table-cell>
          <table:table-cell table:style-name="ce31" office:value-type="string" office:string-value="70% Retencion IVA" calcext:value-type="string">
            <text:p><text:s/>70% Retencion IVA 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4]+[.E14]-[.F14]" office:value-type="float" office:value="0" calcext:value-type="float">
            <text:p>0</text:p>
          </table:table-cell>
          <table:table-cell table:style-name="ce148" office:value-type="string" calcext:value-type="string">
            <text:p>1.1.5.2.2</text:p>
          </table:table-cell>
          <table:table-cell table:style-name="ce158" office:value-type="string" calcext:value-type="string">
            <text:p>70% Retencion IVA</text:p>
          </table:table-cell>
          <table:table-cell table:style-name="ce138" office:value-type="float" office:value="105141" calcext:value-type="float">
            <text:p>105,141</text:p>
          </table:table-cell>
          <table:table-cell table:style-name="ce144" table:formula="of:=+[.G14]-[.J14]" office:value-type="float" office:value="-105141" calcext:value-type="float">
            <text:p>-105,1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2.6" calcext:value-type="string">
            <text:p><text:s/>1.1.5.2.6 </text:p>
          </table:table-cell>
          <table:table-cell table:style-name="ce31" office:value-type="string" office:string-value="20% Retencion IVA" calcext:value-type="string">
            <text:p><text:s/>20% Retencion IVA 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5]+[.E15]-[.F15]" office:value-type="float" office:value="0" calcext:value-type="float">
            <text:p>0</text:p>
          </table:table-cell>
          <table:table-cell table:style-name="ce147" office:value-type="string" calcext:value-type="string">
            <text:p>1.1.5.2.6</text:p>
          </table:table-cell>
          <table:table-cell table:style-name="ce159" office:value-type="string" calcext:value-type="string">
            <text:p>20% Retencion IVA</text:p>
          </table:table-cell>
          <table:table-cell table:style-name="ce138" office:value-type="float" office:value="73" calcext:value-type="float">
            <text:p>73</text:p>
          </table:table-cell>
          <table:table-cell table:style-name="ce144" table:formula="of:=+[.G15]-[.J15]" office:value-type="float" office:value="-73" calcext:value-type="float">
            <text:p>-7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26"/>
          <table:table-cell table:style-name="ce102"/>
          <table:table-cell table:style-name="ce114"/>
          <table:table-cell table:style-name="ce103"/>
          <table:table-cell table:style-name="ce122"/>
          <table:table-cell table:style-name="ce149"/>
          <table:table-cell table:style-name="ce159"/>
          <table:table-cell table:style-name="ce138" office:value-type="float" office:value="0" calcext:value-type="float">
            <text:p>0</text:p>
          </table:table-cell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2.9" calcext:value-type="string">
            <text:p><text:s/>1.1.5.2.9 </text:p>
          </table:table-cell>
          <table:table-cell table:style-name="ce39" office:value-type="string" office:string-value="Credito tributario IVA" calcext:value-type="string">
            <text:p><text:s/>Credito tributario IVA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/>
          <table:table-cell table:style-name="ce150" office:value-type="string" office:string-value="1.1.5.2.9" calcext:value-type="string">
            <text:p>1.1.5.2.9 </text:p>
          </table:table-cell>
          <table:table-cell table:style-name="ce160" office:value-type="string" calcext:value-type="string">
            <text:p>Credito tributario IVA</text:p>
          </table:table-cell>
          <table:table-cell table:style-name="ce103" office:value-type="float" office:value="-150270" calcext:value-type="float">
            <text:p>-150,270</text:p>
          </table:table-cell>
          <table:table-cell table:style-name="ce144" table:formula="of:=+[.G17]-[.J17]" office:value-type="float" office:value="150270" calcext:value-type="float">
            <text:p>150,27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2.10" calcext:value-type="string">
            <text:p><text:s/>1.1.5.2.10 </text:p>
          </table:table-cell>
          <table:table-cell table:style-name="ce31" office:value-type="string" office:string-value="70% Servicios" calcext:value-type="string">
            <text:p><text:s/>70% Servici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18]+[.E18]-[.F18]" office:value-type="float" office:value="0" calcext:value-type="float">
            <text:p>0</text:p>
          </table:table-cell>
          <table:table-cell table:style-name="ce149" office:value-type="string" calcext:value-type="string">
            <text:p>1.1.5.2.10</text:p>
          </table:table-cell>
          <table:table-cell table:style-name="ce161" office:value-type="string" calcext:value-type="string">
            <text:p>70% Servicios</text:p>
          </table:table-cell>
          <table:table-cell table:style-name="ce103" office:value-type="float" office:value="56543" calcext:value-type="float">
            <text:p>56,543</text:p>
          </table:table-cell>
          <table:table-cell table:style-name="ce144" table:formula="of:=+[.G18]-[.J18]" office:value-type="float" office:value="-56543" calcext:value-type="float">
            <text:p>-56,54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 table:formula="of:=[.D19]+[.E19]-[.F19]" office:value-type="float" office:value="0" calcext:value-type="float">
            <text:p>0</text:p>
          </table:table-cell>
          <table:table-cell table:style-name="ce148"/>
          <table:table-cell table:style-name="ce157"/>
          <table:table-cell table:style-name="ce103"/>
          <table:table-cell table:style-name="ce144" table:formula="of:=+[.G19]-[.J1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3.1" calcext:value-type="string">
            <text:p><text:s/>1.1.5.3.1 </text:p>
          </table:table-cell>
          <table:table-cell table:style-name="ce31" office:value-type="string" office:string-value="1% Bienes Muebles de Naturaleza Corporal" calcext:value-type="string">
            <text:p><text:s/>1% Bienes Muebles de Naturaleza Corporal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0]+[.E20]-[.F20]" office:value-type="float" office:value="0" calcext:value-type="float">
            <text:p>0</text:p>
          </table:table-cell>
          <table:table-cell table:style-name="ce148" office:value-type="string" calcext:value-type="string">
            <text:p>1.1.5.3.1</text:p>
          </table:table-cell>
          <table:table-cell table:style-name="ce157" office:value-type="string" calcext:value-type="string">
            <text:p>1% Bienes Muebles de Naturaleza Corporal</text:p>
          </table:table-cell>
          <table:table-cell table:style-name="ce103" office:value-type="float" office:value="9793" calcext:value-type="float">
            <text:p>9,793</text:p>
          </table:table-cell>
          <table:table-cell table:style-name="ce144" table:formula="of:=+[.G20]-[.J20]" office:value-type="float" office:value="-9793" calcext:value-type="float">
            <text:p>-9,7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3.2" calcext:value-type="string">
            <text:p><text:s/>1.1.5.3.2 </text:p>
          </table:table-cell>
          <table:table-cell table:style-name="ce31" office:value-type="string" office:string-value="Retencion 2% servicios" calcext:value-type="string">
            <text:p><text:s/>Retencion 2% servici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/>
          <table:table-cell table:style-name="ce148" office:value-type="string" calcext:value-type="string">
            <text:p>1.1.5.3.2</text:p>
          </table:table-cell>
          <table:table-cell table:style-name="ce157" office:value-type="string" calcext:value-type="string">
            <text:p>Retencion 2% servicios</text:p>
          </table:table-cell>
          <table:table-cell table:style-name="ce103" office:value-type="float" office:value="1813" calcext:value-type="float">
            <text:p>1,813</text:p>
          </table:table-cell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3.8" calcext:value-type="string">
            <text:p><text:s/>1.1.5.3.8 </text:p>
          </table:table-cell>
          <table:table-cell table:style-name="ce31" office:value-type="string" office:string-value="2.75% Servicios" calcext:value-type="string">
            <text:p><text:s/>2.75% Servicios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2]+[.E22]-[.F22]" office:value-type="float" office:value="0" calcext:value-type="float">
            <text:p>0</text:p>
          </table:table-cell>
          <table:table-cell table:style-name="ce148" office:value-type="string" calcext:value-type="string">
            <text:p>1.1.5.3.8</text:p>
          </table:table-cell>
          <table:table-cell table:style-name="ce157" office:value-type="string" calcext:value-type="string">
            <text:p>2.75% Servicios</text:p>
          </table:table-cell>
          <table:table-cell table:style-name="ce103" office:value-type="float" office:value="8152" calcext:value-type="float">
            <text:p>8,152</text:p>
          </table:table-cell>
          <table:table-cell table:style-name="ce144" table:formula="of:=+[.G22]-[.J22]" office:value-type="float" office:value="-8152" calcext:value-type="float">
            <text:p>-8,15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3.9" calcext:value-type="string">
            <text:p><text:s/>1.1.5.3.9 </text:p>
          </table:table-cell>
          <table:table-cell table:style-name="ce31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3]+[.E23]-[.F23]" office:value-type="float" office:value="0" calcext:value-type="float">
            <text:p>0</text:p>
          </table:table-cell>
          <table:table-cell table:style-name="ce148" office:value-type="string" calcext:value-type="string">
            <text:p>1.1.5.3.9</text:p>
          </table:table-cell>
          <table:table-cell table:style-name="ce157" office:value-type="string" calcext:value-type="string">
            <text:p>1.75% Bienes muebles de naturaleza Corporal</text:p>
          </table:table-cell>
          <table:table-cell table:style-name="ce103" office:value-type="float" office:value="0" calcext:value-type="float">
            <text:p>0</text:p>
          </table:table-cell>
          <table:table-cell table:style-name="ce144" table:formula="of:=+[.G23]-[.J2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5.4.3" calcext:value-type="string">
            <text:p><text:s/>1.1.5.4.3 </text:p>
          </table:table-cell>
          <table:table-cell table:style-name="ce31" office:value-type="string" office:string-value="Credito Tributario Imp. Rta. Cia. (2019)" calcext:value-type="string">
            <text:p><text:s/>Credito Tributario Imp. Rta. Cia. (2019)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4]+[.E24]-[.F24]" office:value-type="float" office:value="0" calcext:value-type="float">
            <text:p>0</text:p>
          </table:table-cell>
          <table:table-cell table:style-name="ce148" office:value-type="string" calcext:value-type="string">
            <text:p>1.1.5.4.3</text:p>
          </table:table-cell>
          <table:table-cell table:style-name="ce157" office:value-type="string" calcext:value-type="string">
            <text:p>Credito Tributario Imp. Rta. Cia. (2019)</text:p>
          </table:table-cell>
          <table:table-cell table:style-name="ce103" office:value-type="float" office:value="34918" calcext:value-type="float">
            <text:p>34,918</text:p>
          </table:table-cell>
          <table:table-cell table:style-name="ce144" table:formula="of:=+[.G24]-[.J24]" office:value-type="float" office:value="-34918" calcext:value-type="float">
            <text:p>-34,91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3"/>
          <table:table-cell table:style-name="ce114"/>
          <table:table-cell table:style-name="ce103"/>
          <table:table-cell table:style-name="ce122" table:formula="of:=[.D25]+[.E25]-[.F25]" office:value-type="float" office:value="0" calcext:value-type="float">
            <text:p>0</text:p>
          </table:table-cell>
          <table:table-cell table:style-name="ce148"/>
          <table:table-cell table:style-name="ce157"/>
          <table:table-cell table:style-name="ce103"/>
          <table:table-cell table:style-name="ce144" table:formula="of:=+[.G25]-[.J2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Impuesto a la Renta Causado Ejercicio 2020" calcext:value-type="string">
            <text:p><text:s/>Impuesto a la Renta Causado Ejercicio 2020 </text:p>
          </table:table-cell>
          <table:table-cell table:style-name="ce34"/>
          <table:table-cell table:style-name="ce103" office:value-type="float" office:value="0" calcext:value-type="float">
            <text:p>0</text:p>
          </table:table-cell>
          <table:table-cell table:style-name="ce114"/>
          <table:table-cell table:style-name="ce103"/>
          <table:table-cell table:style-name="ce122" table:formula="of:=[.D26]+[.E26]-[.F26]" office:value-type="float" office:value="0" calcext:value-type="float">
            <text:p>0</text:p>
          </table:table-cell>
          <table:table-cell table:style-name="ce148"/>
          <table:table-cell table:style-name="ce157" office:value-type="string" calcext:value-type="string">
            <text:p>Impuesto a la Renta Causado Ejercicio 2020</text:p>
          </table:table-cell>
          <table:table-cell table:style-name="ce103" office:value-type="float" office:value="-1520" calcext:value-type="float">
            <text:p>-1,520</text:p>
          </table:table-cell>
          <table:table-cell table:style-name="ce144" table:formula="of:=+[.G26]-[.J26]" office:value-type="float" office:value="1520" calcext:value-type="float">
            <text:p>1,52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3"/>
          <table:table-cell table:style-name="ce114"/>
          <table:table-cell table:style-name="ce103"/>
          <table:table-cell table:style-name="ce122"/>
          <table:table-cell table:style-name="ce151"/>
          <table:table-cell table:style-name="ce31"/>
          <table:table-cell table:style-name="ce103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4" table:number-columns-repeated="3"/>
          <table:table-cell table:style-name="ce123"/>
          <table:table-cell table:style-name="ce152"/>
          <table:table-cell table:style-name="ce40"/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28])" office:value-type="float" office:value="0" calcext:value-type="float">
            <text:p>0</text:p>
          </table:table-cell>
          <table:table-cell table:style-name="ce105" table:formula="of:=SUM([.E9:.E28])" office:value-type="float" office:value="0" calcext:value-type="float">
            <text:p>0</text:p>
          </table:table-cell>
          <table:table-cell table:style-name="ce105" table:formula="of:=SUM([.F9:.F28])" office:value-type="float" office:value="0" calcext:value-type="float">
            <text:p>0</text:p>
          </table:table-cell>
          <table:table-cell table:style-name="ce105" table:formula="of:=SUM([.G9:.G28])" office:value-type="float" office:value="0" calcext:value-type="float">
            <text:p>0</text:p>
          </table:table-cell>
          <table:table-cell table:style-name="ce41" table:number-columns-repeated="2"/>
          <table:table-cell table:style-name="ce105" table:formula="of:=SUM([.J9:.J28])" office:value-type="float" office:value="176750" calcext:value-type="float">
            <text:p>176,750</text:p>
          </table:table-cell>
          <table:table-cell table:style-name="ce146" table:formula="of:=SUM([.K9:.K28])" office:value-type="float" office:value="-174937" calcext:value-type="float">
            <text:p>-174,93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2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4"/>
          <table:table-cell table:style-name="ce84"/>
          <table:table-cell table:style-name="ce108"/>
          <table:table-cell table:style-name="ce117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Crédito tributario por IVA</text:p>
          </table:table-cell>
          <table:table-cell table:style-name="ce85"/>
          <table:table-cell table:style-name="ce109"/>
          <table:table-cell table:style-name="ce109" table:formula="of:=SUM([.J10:.J19])" office:value-type="float" office:value="123594" calcext:value-type="float">
            <text:p>123,594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Crédito tributario por impuesto a la renta</text:p>
          </table:table-cell>
          <table:table-cell table:style-name="ce85"/>
          <table:table-cell table:style-name="ce109"/>
          <table:table-cell table:style-name="ce109" table:formula="of:=SUM([.J20:.J25])" office:value-type="float" office:value="54676" calcext:value-type="float">
            <text:p>54,676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/>
          <table:table-cell table:style-name="ce85"/>
          <table:table-cell table:style-name="ce109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62" office:value-type="string" calcext:value-type="string">
            <text:p>Total</text:p>
          </table:table-cell>
          <table:table-cell table:style-name="ce85"/>
          <table:table-cell table:style-name="ce98"/>
          <table:table-cell table:style-name="ce120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/>
          <table:table-cell table:style-name="ce85"/>
          <table:table-cell table:style-name="ce109" table:number-columns-repeated="2"/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57" office:value-type="string" calcext:value-type="string">
            <text:p>Impuesto a la Renta Ejercicio 2020</text:p>
          </table:table-cell>
          <table:table-cell table:style-name="ce85"/>
          <table:table-cell table:style-name="ce110"/>
          <table:table-cell table:style-name="ce110" table:formula="of:=[.J26]" office:value-type="float" office:value="-1520" calcext:value-type="float">
            <text:p>-1,52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/>
          <table:table-cell table:style-name="ce60" office:value-type="string" calcext:value-type="string">
            <text:p>Total</text:p>
          </table:table-cell>
          <table:table-cell table:style-name="ce60"/>
          <table:table-cell table:style-name="ce106" table:formula="of:=+SUM([.D34:.D39])" office:value-type="float" office:value="0" calcext:value-type="float">
            <text:p>0</text:p>
          </table:table-cell>
          <table:table-cell table:style-name="ce124" table:formula="of:=+SUM([.E34:.E39])" office:value-type="float" office:value="176750" calcext:value-type="float">
            <text:p>176,750</text:p>
          </table:table-cell>
          <table:table-cell table:style-name="ce23" table:number-columns-repeated="7"/>
          <table:table-cell table:number-columns-repeated="1012"/>
        </table:table-row>
        <table:table-row table:style-name="ro2">
          <table:table-cell table:style-name="ce2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3" table:number-columns-repeated="9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3">
          <table:table-cell table:style-name="ce23" table:number-columns-repeated="10"/>
          <table:table-cell table:style-name="ce67"/>
          <table:table-cell table:style-name="ce23"/>
          <table:table-cell table:number-columns-repeated="1012"/>
        </table:table-row>
        <table:table-row table:style-name="ro2" table:number-rows-repeated="4">
          <table:table-cell table:style-name="ce23" table:number-columns-repeated="12"/>
          <table:table-cell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/>
      <number:text> de </number:text>
      <number:month number:textual="true"/>
      <number:text> de </number:text>
      <number:year/>
    </number:date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">
      <number:text> </number:text>
      <number:number number:decimal-places="1" loext:min-decimal-places="1" number:min-integer-digits="1" number:grouping="true"/>
      <number:text> </number:text>
    </number:number-style>
    <number:number-style style:name="N137">
      <number:text> (</number:text>
      <number:number number:decimal-places="1" loext:min-decimal-places="1" number:min-integer-digits="1" number:grouping="true"/>
      <number:text>)</number:text>
    </number:number-style>
    <number:number-style style:name="N13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38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38P2" style:volatile="true">
      <number:text>-</number:text>
      <number:number number:decimal-places="0" loext:min-decimal-places="0" number:min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0" loext:min-decimal-places="0" number:min-integer-digits="1" number:grouping="true"/>
    </number:number-style>
    <number:number-style style:name="N15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/>
    </number:number-style>
    <number:number-style style:name="N158">
      <style:text-properties fo:color="#ff0000"/>
      <number:number number:decimal-places="0" loext:min-decimal-places="0" number:min-integer-digits="1"/>
      <style:map style:condition="value()&gt;=0" style:apply-style-name="N158P0"/>
    </number:number-style>
    <number:number-style style:name="N159">
      <number:text>$</number:text>
      <number:number number:decimal-places="0" loext:min-decimal-places="0" number:min-integer-digits="1" number:grouping="true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percentage-style style:name="N163">
      <number:number number:decimal-places="3" loext:min-decimal-places="3" number:min-integer-digits="1"/>
      <number:text>%</number:text>
    </number:percentage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date-style style:name="N16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">
      <number:text>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">
      <number:number number:decimal-places="1" loext:min-decimal-places="1" number:min-integer-digits="1" number:grouping="true"/>
    </number:number-style>
    <number:number-style style:name="N170P0" style:volatile="true">
      <number:text>$</number:text>
      <number:number number:decimal-places="0" loext:min-decimal-places="0" number:min-integer-digits="1" number:grouping="true"/>
    </number:number-style>
    <number:number-style style:name="N170">
      <number:text>$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</number:number-style>
    <number:number-style style:name="N173">
      <number:text>$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$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$</number:text>
      <number:number number:decimal-places="0" loext:min-decimal-places="0" number:min-integer-digits="1" number:grouping="true"/>
    </number:number-style>
    <number:number-style style:name="N185">
      <number:text>-$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</number:number-style>
    <number:number-style style:name="N18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2" loext:min-decimal-places="2" number:min-integer-digits="1" number:grouping="true"/>
    </number:number-style>
    <number:number-style style:name="N18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9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0P2" style:volatile="true">
      <loext:text> $</loext:text>
      <loext:fill-character> </loext:fill-character>
      <number:text>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201P2" style:volatile="true">
      <loext:text> 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1" loext:min-decimal-places="1" number:min-integer-digits="1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-$</number:text>
      <number:number number:decimal-places="2" loext:min-decimal-places="2" number:min-integer-digits="1" number:grouping="true"/>
      <style:map style:condition="value()&gt;=0" style:apply-style-name="N208P0"/>
    </number:number-style>
    <number:percentage-style style:name="N209">
      <number:number number:decimal-places="1" loext:min-decimal-places="1" number:min-integer-digits="1"/>
      <number:text>%</number:text>
    </number:percentage-style>
    <number:number-style style:name="N210">
      <number:number number:decimal-places="6" loext:min-decimal-places="6" number:min-integer-digits="1"/>
    </number:number-style>
    <number:number-style style:name="N211">
      <number:number number:decimal-places="5" loext:min-decimal-places="5" number:min-integer-digits="1"/>
    </number:number-style>
    <number:number-style style:name="N212">
      <number:number number:decimal-places="4" loext:min-decimal-places="4" number:min-integer-digits="1"/>
    </number:number-style>
    <number:number-style style:name="N213">
      <number:number number:decimal-places="3" loext:min-decimal-places="3" number:min-integer-digits="1"/>
    </number:number-style>
    <number:number-style style:name="N216P0" style:volatile="true">
      <loext:text> 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16P1" style:volatile="true">
      <loext:text>-$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1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loext:text> 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9P1" style:volatile="true">
      <loext:text>-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2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4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2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24P0"/>
    </number:currency-style>
    <number:currency-style style:name="N22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2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25P0"/>
    </number:currency-style>
    <number:currency-style style:name="N226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2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26P0"/>
    </number:currency-style>
    <number:currency-style style:name="N22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2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27P0"/>
    </number:currency-style>
    <number:date-style style:name="N228">
      <number:day number:style="long"/>
      <number:text>-</number:text>
      <number:month number:textual="true"/>
    </number:date-style>
    <number:date-style style:name="N229">
      <number:month number:textual="true"/>
      <number:text>-</number:text>
      <number:year/>
    </number:date-style>
    <number:time-style style:name="N230">
      <number:hours/>
      <number:text>:</number:text>
      <number:minutes number:style="long"/>
      <number:text> </number:text>
      <number:am-pm/>
    </number:time-style>
    <number:time-style style:name="N2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32">
      <number:hours/>
      <number:text>:</number:text>
      <number:minutes number:style="long"/>
    </number:time-style>
    <number:time-style style:name="N233">
      <number:hours/>
      <number:text>:</number:text>
      <number:minutes number:style="long"/>
      <number:text>:</number:text>
      <number:seconds number:style="long"/>
    </number:time-style>
    <number:date-style style:name="N23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number number:decimal-places="2" loext:min-decimal-places="2" number:min-integer-digits="1" number:grouping="true"/>
      <number:text> </number:text>
    </number:number-style>
    <number:number-style style:name="N2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38P0"/>
    </number:number-style>
    <number:number-style style:name="N2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9P2" style:volatile="true">
      <loext:text> </loext:text>
      <loext:fill-character> </loext:fill-character>
      <number:text>- </number:text>
    </number:number-style>
    <number:text-style style:name="N239">
      <number:text> </number:text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currency-style style:name="N24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0P2" style:volatile="true">
      <loext:text> $ </loext:text>
      <loext:fill-character> </loext:fill-character>
      <number:text>- </number:text>
    </number:currency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currency-style style:name="N24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43">
      <number:minutes number:style="long"/>
      <number:text>:</number:text>
      <number:seconds number:style="long" number:decimal-places="1"/>
    </number:time-style>
    <number:percentage-style style:name="N244">
      <number:number number:decimal-places="2" loext:min-decimal-places="2" number:min-integer-digits="1"/>
      <number:text> %</number:text>
    </number:percentage-style>
    <number:number-style style:name="N2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number number:decimal-places="0" loext:min-decimal-places="0" number:min-integer-digits="1" number:grouping="true"/>
      <number:text> </number:text>
    </number:number-style>
    <number:number-style style:name="N24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48P2" style:volatile="true"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number number:decimal-places="0" loext:min-decimal-places="0" number:min-integer-digits="1" number:grouping="true"/>
      <number:text> </number:text>
    </number:number-style>
    <number:number-style style:name="N249">
      <number:text>(</number:text>
      <number:number number:decimal-places="0" loext:min-decimal-places="0" number:min-integer-digits="1" number:grouping="true"/>
      <number:text>)</number:text>
      <style:map style:condition="value()&gt;=0" style:apply-style-name="N249P0"/>
    </number:number-style>
    <number:number-style style:name="N2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 style:font-name="Arial3" fo:font-family="Arial" fo:font-size="11pt" style:font-size-asian="11pt" style:font-name-complex="Arial3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57:43.1549154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3:09:26.132360942</dc:date>
    <meta:editing-cycles>9</meta:editing-cycles>
    <meta:editing-duration>PT1H1M24S</meta:editing-duration>
    <meta:document-statistic meta:table-count="1" meta:cell-count="163" meta:object-count="0"/>
  </office:meta>
</office:document-meta>
</file>